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4" style:family="table-cell" style:parent-style-name="Default" style:data-style-name="N37"/>
    <style:style style:name="ce125" style:family="table-cell" style:parent-style-name="Default">
      <style:table-cell-properties fo:background-color="#66ff66"/>
    </style:style>
    <style:style style:name="ce126" style:family="table-cell" style:parent-style-name="Default">
      <style:table-cell-properties fo:background-color="#ffff66"/>
    </style:style>
    <style:style style:name="ce127" style:family="table-cell" style:parent-style-name="Default">
      <style:table-cell-properties fo:background-color="#ffcc00"/>
    </style:style>
    <style:style style:name="ce128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66ccff"/>
    </style:style>
    <style:style style:name="ce130" style:family="table-cell" style:parent-style-name="Default">
      <style:table-cell-properties fo:background-color="#33ff99"/>
    </style:style>
    <style:style style:name="ce61" style:family="table-cell" style:parent-style-name="Default">
      <style:table-cell-properties fo:background-color="#cccccc" fo:border="2.49pt solid #000000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fo:background-color="#ff3333"/>
    </style:style>
    <style:style style:name="ce133" style:family="table-cell" style:parent-style-name="Default">
      <style:table-cell-properties fo:background-color="#66ffff"/>
    </style:style>
    <style:style style:name="ce135" style:family="table-cell" style:parent-style-name="Default">
      <style:table-cell-properties fo:background-color="#99ff66"/>
    </style:style>
    <style:style style:name="ce136" style:family="table-cell" style:parent-style-name="Default">
      <style:table-cell-properties fo:background-color="#ff9900"/>
    </style:style>
    <style:style style:name="ce137" style:family="table-cell" style:parent-style-name="Default">
      <style:table-cell-properties fo:background-color="#ffff99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5" style:family="table-cell" style:parent-style-name="Default">
      <style:table-cell-properties fo:background-color="#81d41a"/>
    </style:style>
    <style:style style:name="ce4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cc"/>
    </style:style>
    <style:style style:name="ce49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9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62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7" style:family="table-cell" style:parent-style-name="Default" style:data-style-name="N37"/>
    <style:style style:name="ce108" style:family="table-cell" style:parent-style-name="Default">
      <style:table-cell-properties fo:background-color="#66ff66"/>
    </style:style>
    <style:style style:name="ce109" style:family="table-cell" style:parent-style-name="Default">
      <style:table-cell-properties fo:background-color="#ffff66"/>
    </style:style>
    <style:style style:name="ce110" style:family="table-cell" style:parent-style-name="Default">
      <style:table-cell-properties fo:background-color="#ffcc00"/>
    </style:style>
    <style:style style:name="ce111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66ccff"/>
    </style:style>
    <style:style style:name="ce113" style:family="table-cell" style:parent-style-name="Default">
      <style:table-cell-properties fo:background-color="#33ff99"/>
    </style:style>
    <style:style style:name="ce116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#ff3333"/>
    </style:style>
    <style:style style:name="ce138" style:family="table-cell" style:parent-style-name="Default">
      <style:table-cell-properties fo:background-color="#66ffff"/>
    </style:style>
    <style:style style:name="ce139" style:family="table-cell" style:parent-style-name="Default">
      <style:table-cell-properties fo:background-color="#99ff66"/>
    </style:style>
    <style:style style:name="ce140" style:family="table-cell" style:parent-style-name="Default">
      <style:table-cell-properties fo:background-color="#ff9900"/>
    </style:style>
    <style:style style:name="ce141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9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0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6" office:value-type="string" calcext:value-type="string">
            <text:p>HIGH</text:p>
          </table:table-cell>
          <table:table-cell table:style-name="ce46" office:value-type="string" calcext:value-type="string">
            <text:p>page</text:p>
          </table:table-cell>
          <table:table-cell table:style-name="ce47" office:value-type="string" calcext:value-type="string">
            <text:p>Moderate</text:p>
          </table:table-cell>
          <table:table-cell table:style-name="ce47" office:value-type="string" calcext:value-type="string">
            <text:p>page</text:p>
          </table:table-cell>
          <table:table-cell table:style-name="ce4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4" office:value-type="string" calcext:value-type="string">
            <text:p>complete</text:p>
          </table:table-cell>
          <table:table-cell table:style-name="ce4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7" table:default-cell-style-name="ce52"/>
        <table:table-column table:style-name="co28" table:default-cell-style-name="ce52"/>
        <table:table-column table:style-name="co29" table:default-cell-style-name="ce52"/>
        <table:table-column table:style-name="co30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52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52"/>
        <table:table-column table:style-name="co2" table:visibility="collapse" table:default-cell-style-name="ce52"/>
        <table:table-column table:style-name="co2" table:number-columns-repeated="9" table:default-cell-style-name="ce52"/>
        <table:table-column table:style-name="co2" table:visibility="collapse" table:default-cell-style-name="ce52"/>
        <table:table-column table:style-name="co2" table:number-columns-repeated="9" table:default-cell-style-name="ce52"/>
        <table:table-column table:style-name="co2" table:visibility="collapse" table:default-cell-style-name="ce52"/>
        <table:table-column table:style-name="co2" table:number-columns-repeated="24" table:default-cell-style-name="ce52"/>
        <table:table-row table:style-name="ro1">
          <table:table-cell table:style-name="ce49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9"/>
          <table:table-cell table:style-name="ce59"/>
          <table:table-cell table:style-name="ce49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9"/>
          <table:table-cell table:style-name="ce49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2"/>
          <table:covered-table-cell table:style-name="ce62" office:value-type="string" calcext:value-type="string">
            <text:p>https://arxiv.org/abs/2005.10825v1</text:p>
          </table:covered-table-cell>
          <table:table-cell table:style-name="ce59"/>
          <table:table-cell table:style-name="ce49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62" office:value-type="string" calcext:value-type="string" table:number-columns-spanned="3" table:number-rows-spanned="1">
            <text:p>CPP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C#</text:p>
          </table:table-cell>
          <table:covered-table-cell table:number-columns-repeated="2" table:style-name="ce62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62" office:value-type="string" calcext:value-type="string" table:number-columns-spanned="3" table:number-rows-spanned="1">
            <text:p>C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Java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Go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Python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WEB</text:p>
          </table:table-cell>
          <table:covered-table-cell table:number-columns-repeated="2" table:style-name="ce62"/>
          <table:table-cell table:style-name="ce49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52" office:value-type="string" calcext:value-type="string">
            <text:p>Introduction to Algorithms</text:p>
          </table:table-cell>
          <table:table-cell table:style-name="ce52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6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4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11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6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4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4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4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4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4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4" office:value-type="string" calcext:value-type="string">
            <text:p>complete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2" table:number-columns-repeated="3"/>
          <table:table-cell table:style-name="ce52" office:value-type="string" calcext:value-type="string">
            <text:p>binary games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25" calcext:value-type="float">
            <text:p>25</text:p>
          </table:table-cell>
          <table:table-cell table:style-name="ce52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6"/>
        <table:table-column table:style-name="co11" table:default-cell-style-name="ce86"/>
        <table:table-column table:style-name="co2" table:default-cell-style-name="ce86"/>
        <table:table-column table:style-name="co2" table:number-columns-repeated="2" table:default-cell-style-name="ce99"/>
        <table:table-column table:style-name="co2" table:default-cell-style-name="Default"/>
        <table:table-row table:style-name="ro1">
          <table:table-cell table:style-name="ce52"/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Intro AI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6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6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6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6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6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6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6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Agents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Planning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Search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Logic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Uncertainty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Machine Learning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00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02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02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00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6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02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00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6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02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6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02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Natural Language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02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02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02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02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6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6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02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Robotics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02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02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Perception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Philosophy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Lisp Programming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6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6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6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6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6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6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Prolog Programming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6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6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C++/Java/Python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6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7" office:value-type="string" calcext:value-type="string">
            <text:p>Author</text:p>
          </table:table-cell>
          <table:table-cell table:style-name="ce98" office:value-type="string" calcext:value-type="string">
            <text:p>Reference</text:p>
          </table:table-cell>
          <table:table-cell table:style-name="ce97" office:value-type="string" calcext:value-type="string">
            <text:p>Year</text:p>
          </table:table-cell>
          <table:table-cell table:style-name="ce97" office:value-type="string" calcext:value-type="string">
            <text:p>Pages</text:p>
          </table:table-cell>
          <table:table-cell table:style-name="ce97" office:value-type="string" calcext:value-type="string">
            <text:p>Amazon</text:p>
          </table:table-cell>
          <table:table-cell table:style-name="ce10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6" office:value-type="string" calcext:value-type="string">
            <text:p>Dmitriy Smirnov, Mikhail Bessmeltsev, and Justin Solomon </text:p>
          </table:table-cell>
          <table:table-cell table:style-name="ce86"/>
          <table:table-cell table:style-name="ce108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12"/>
          <table:table-cell table:style-name="ce113" office:value-type="string" calcext:value-type="string">
            <text:p>papers collection</text:p>
          </table:table-cell>
          <table:table-cell table:style-name="ce113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05" office:value-type="string" calcext:value-type="string">
            <text:p>Ricky T. Q. Chen*, Yulia Rubanova*, Jesse Bettencourt*, David Duvenaud</text:p>
          </table:table-cell>
          <table:table-cell table:style-name="ce105"/>
          <table:table-cell table:style-name="ce108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8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03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06" office:value-type="string" calcext:value-type="string">
            <text:p>Hiroshi Inoue</text:p>
          </table:table-cell>
          <table:table-cell table:style-name="ce106"/>
          <table:table-cell table:style-name="ce108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9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8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8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6" office:value-type="string" calcext:value-type="string">
            <text:p>Guan-Lin Chao </text:p>
          </table:table-cell>
          <table:table-cell table:style-name="ce86" office:value-type="string" calcext:value-type="string">
            <text:p>Jul 2019 </text:p>
          </table:table-cell>
          <table:table-cell table:style-name="ce108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8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6" office:value-type="string" calcext:value-type="string">
            <text:p>Qingnan Fan </text:p>
          </table:table-cell>
          <table:table-cell table:style-name="ce86" office:value-type="string" calcext:value-type="string">
            <text:p>Jul 2019 </text:p>
          </table:table-cell>
          <table:table-cell table:style-name="ce108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9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8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6" office:value-type="string" calcext:value-type="string">
            <text:p>Danijar Hafner </text:p>
          </table:table-cell>
          <table:table-cell table:style-name="ce86" office:value-type="string" calcext:value-type="string">
            <text:p>Nov 2018</text:p>
          </table:table-cell>
          <table:table-cell table:style-name="ce108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8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8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8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6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8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6" office:value-type="string" calcext:value-type="string">
            <text:p>Shunsuke Saito <text:s/>Zeng Huang Ryota Natsume</text:p>
          </table:table-cell>
          <table:table-cell table:style-name="ce107" office:value-type="string" calcext:value-type="string">
            <text:p>may – dec 2019</text:p>
          </table:table-cell>
          <table:table-cell table:style-name="ce108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6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8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6" office:value-type="string" calcext:value-type="string">
            <text:p>Brendan Bena </text:p>
          </table:table-cell>
          <table:table-cell table:style-name="ce86" office:value-type="string" calcext:value-type="string">
            <text:p>Feb 2020 </text:p>
          </table:table-cell>
          <table:table-cell table:style-name="ce108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6" office:value-type="string" calcext:value-type="string">
            <text:p>Olga Vechtomova </text:p>
          </table:table-cell>
          <table:table-cell table:style-name="ce86" office:value-type="string" calcext:value-type="string">
            <text:p>Dec 2018 </text:p>
          </table:table-cell>
          <table:table-cell table:style-name="ce108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6" office:value-type="string" calcext:value-type="string">
            <text:p>Alvin Wan </text:p>
          </table:table-cell>
          <table:table-cell table:style-name="ce86" office:value-type="string" calcext:value-type="string">
            <text:p>Apr 2020 </text:p>
          </table:table-cell>
          <table:table-cell table:style-name="ce108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6" office:value-type="string" calcext:value-type="string">
            <text:p>Yu-Lun Liu </text:p>
          </table:table-cell>
          <table:table-cell table:style-name="ce86" office:value-type="string" calcext:value-type="string">
            <text:p>Apr 2020 </text:p>
          </table:table-cell>
          <table:table-cell table:style-name="ce108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04" office:value-type="string" calcext:value-type="string">
            <text:p>Striving for Simplicity: The All Convolutional Net</text:p>
          </table:table-cell>
          <table:table-cell table:style-name="ce86" office:value-type="string" calcext:value-type="string">
            <text:p>Springenberg, J.T., Dosovitskiy, A </text:p>
          </table:table-cell>
          <table:table-cell table:style-name="ce86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6" office:value-type="string" calcext:value-type="string">
            <text:p>Alvaro Sanchez-Gonzalez </text:p>
          </table:table-cell>
          <table:table-cell table:style-name="ce86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10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6" office:value-type="string" calcext:value-type="string">
            <text:p>Baptiste Angles </text:p>
          </table:table-cell>
          <table:table-cell table:style-name="ce86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6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6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6" office:value-type="string" calcext:value-type="string">
            <text:p>Danijar Hafner </text:p>
          </table:table-cell>
          <table:table-cell table:style-name="ce86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11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04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04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6" table:number-columns-repeated="2"/>
          <table:table-cell table:style-name="ce116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12"/>
          <table:table-cell table:style-name="ce113" office:value-type="string" calcext:value-type="string">
            <text:p>papers collection</text:p>
          </table:table-cell>
          <table:table-cell table:style-name="ce113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05" table:number-columns-repeated="2"/>
          <table:table-cell table:style-name="ce116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8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03" office:value-type="string" calcext:value-type="string">
            <text:p>How Google's AlphaGo Beat a Go World Champion</text:p>
          </table:table-cell>
          <table:table-cell table:style-name="ce106" table:number-columns-repeated="2"/>
          <table:table-cell table:style-name="ce116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9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16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6" table:number-columns-repeated="2"/>
          <table:table-cell table:style-name="ce116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16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6" table:number-columns-repeated="2"/>
          <table:table-cell table:style-name="ce116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4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6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16"/>
        <table:table-column table:style-name="co2" table:number-columns-repeated="7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6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12"/>
          <table:table-cell table:style-name="ce113" office:value-type="string" calcext:value-type="string">
            <text:p>papers collection</text:p>
          </table:table-cell>
          <table:table-cell table:style-name="ce113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05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8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03"/>
          <table:table-cell table:style-name="ce106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9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12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8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9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8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8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8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8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8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8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8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8"/>
        </table:table-row>
        <table:table-row table:style-name="ro1">
          <table:table-cell table:style-name="ce138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8" table:number-columns-repeated="2"/>
          <table:table-cell table:style-name="ce138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8"/>
          <table:table-cell table:style-name="ce138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8"/>
          <table:table-cell table:number-columns-repeated="2"/>
          <table:table-cell table:style-name="ce138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8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8"/>
        </table:table-row>
        <table:table-row table:style-name="ro1">
          <table:table-cell table:number-columns-repeated="9"/>
          <table:table-cell table:style-name="ce138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8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8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8"/>
        </table:table-row>
        <table:table-row table:style-name="ro1">
          <table:table-cell table:number-columns-repeated="9"/>
          <table:table-cell table:style-name="ce138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8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10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9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41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4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8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8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40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40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8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41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9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6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5:25:05.4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6DT7H21M55S</meta:editing-duration>
    <meta:editing-cycles>936</meta:editing-cycles>
    <meta:generator>LibreOffice/7.6.1.2$Windows_X86_64 LibreOffice_project/f5defcebd022c5bc36bbb79be232cb6926d8f674</meta:generator>
    <dc:date>2024-12-20T17:06:18.515000000</dc:date>
    <meta:document-statistic meta:table-count="21" meta:cell-count="322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